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15.999cm" svg:height="8.999cm" svg:x="2.543cm" svg:y="13.7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19:04:55</meta:creation-date>
    <dc:date>2013-11-13T19:05:38</dc:date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4cm" svg:y="3.703cm" style:legend-expansion="high" chart:style-name="ch2"/>
        <chart:plot-area chart:style-name="ch3" chart:data-source-has-labels="both" svg:x="0.729cm" svg:y="-0.198cm" svg:width="12.194cm" svg:height="7.543cm">
          <chartooo:coordinate-region svg:x="1.35cm" svg:y="0cm" svg:width="11.573cm" svg:height="6.6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